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style="italic" style:text-underline-style="solid" style:text-underline-width="auto" style:text-underline-color="font-color" style:font-size-asian="15pt" style:font-style-asian="italic" style:font-size-complex="15pt" style:font-style-complex="italic"/>
    </style:style>
    <style:style style:name="P3" style:family="paragraph" style:parent-style-name="Standard">
      <style:paragraph-properties fo:text-align="center"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4"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ge n°2 : Projet Bonnedonne</text:p>
      <text:p text:style-name="P1"/>
      <text:p text:style-name="P3">Contexte :</text:p>
      <text:p text:style-name="P3"/>
      <text:p text:style-name="P4"/>
      <text:p text:style-name="P5">L'établissement « Bonnedonne » est une association de soin gériatrique dans la commune de St-Jean St-Nicolas de type EHPAD, nouvellement racheté par la société Coallia.</text:p>
      <text:p text:style-name="P5">Avec ses 46 salarié l'association essaye de plus en plus d'aller vers l'informatiation de ses procéssus .</text:p>
      <text:p text:style-name="P5">Suite à ça ses nouveaux investisseurs cherchaient à mieux gerer les stocks ainsi que les coûts des produits <text:s/>en cuisine.</text:p>
      <text:p text:style-name="P5"/>
      <text:p text:style-name="P5">Pour repondre à ces besoins la société aurait besoin d'un logiciel gerant les entrées et sorties des produits en cuisine afin de mieu gerer leurs coûts ainsi qu'un autre logiciel pour la gestion de stock (secondaire).</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6T08:29:16</meta:creation-date>
    <dc:date>2014-01-07T11:56:13</dc:date>
    <meta:editing-duration>PT8H23M40S</meta:editing-duration>
    <meta:editing-cycles>4</meta:editing-cycles>
    <meta:generator>LibreOffice/3.5$Linux_x86 LibreOffice_project/350m1$Build-2</meta:generator>
    <meta:document-statistic meta:table-count="0" meta:image-count="0" meta:object-count="0" meta:page-count="1" meta:paragraph-count="6" meta:word-count="105" meta:character-count="649" meta:non-whitespace-character-count="549"/>
  </office:meta>
</office:document-meta>
</file>